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4CTRCryp" table:style-name="ta1">
        <table:shapes>
          <draw:frame draw:z-index="0" draw:style-name="gr1" draw:text-style-name="P1" svg:width="21.226cm" svg:height="12.113cm" svg:x="2.037cm" svg:y="112.543cm">
            <draw:object draw:notify-on-update-of-ranges="14CTRCryp.B1:14CTRCryp.B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28" calcext:value-type="float">
            <text:p>1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5T09:16:25.627000000</dc:date>
    <meta:editing-duration>PT3M</meta:editing-duration>
    <meta:editing-cycles>1</meta:editing-cycles>
    <meta:document-statistic meta:table-count="1" meta:cell-count="512" meta:object-count="1"/>
    <meta:generator>LibreOffice/7.3.0.3$Windows_X86_64 LibreOffice_project/0f246aa12d0eee4a0f7adcefbf7c878fc2238db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27cm" svg:height="12.114cm" xlink:href=".." xlink:type="simple" chart:class="chart:bar" chart:style-name="ch1">
        <chart:title svg:x="7.17cm" svg:y="0.378cm" chart:style-name="ch2">
          <text:p>Histogramme imageMédicale.pgm</text:p>
        </chart:title>
        <chart:subtitle svg:x="10.133cm" svg:y="1.399cm" chart:style-name="ch3">
          <text:p>CTR</text:p>
        </chart:subtitle>
        <chart:plot-area chart:style-name="ch4" table:cell-range-address="14CTRCryp.B1:14CTRCryp.B256" svg:x="1.435cm" svg:y="2.324cm" svg:width="19.368cm" svg:height="8.567cm">
          <chart:coordinate-region svg:x="2.427cm" svg:y="2.444cm" svg:width="18.376cm" svg:height="7.444cm"/>
          <chart:axis chart:dimension="x" chart:name="primary-x" chart:style-name="ch5">
            <chart:title svg:x="10.44cm" svg:y="11.133cm" chart:style-name="ch6">
              <text:p>nuances</text:p>
            </chart:title>
          </chart:axis>
          <chart:axis chart:dimension="y" chart:name="primary-y" chart:style-name="ch7">
            <chart:title svg:x="0.451cm" svg:y="7.365cm" chart:style-name="ch8">
              <text:p>nb_pixels</text:p>
            </chart:title>
            <chart:grid chart:style-name="ch9" chart:class="major"/>
          </chart:axis>
          <chart:series chart:style-name="ch10" chart:values-cell-range-address="14CTRCryp.B1:14CTRCryp.B256" chart:class="chart:bar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9">
                <text:p>1029</text:p>
                <draw:g>
                  <svg:desc>14CTRCryp.B1:14CTRCryp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8">
                <text:p>1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